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rayFuntions" style:family="table">
      <style:table-properties style:width="6.925in" table:align="margins" fo:background-color="transparent">
        <style:background-image/>
      </style:table-properties>
    </style:style>
    <style:style style:name="ArrayFuntions.A" style:family="table-column">
      <style:table-column-properties style:column-width="1.1083in" style:rel-column-width="10488*"/>
    </style:style>
    <style:style style:name="ArrayFuntions.B" style:family="table-column">
      <style:table-column-properties style:column-width="2.7021in" style:rel-column-width="25571*"/>
    </style:style>
    <style:style style:name="ArrayFuntions.C" style:family="table-column">
      <style:table-column-properties style:column-width="3.1146in" style:rel-column-width="29476*"/>
    </style:style>
    <style:style style:name="ArrayFuntions.1" style:family="table-row">
      <style:table-row-properties fo:background-color="transparent">
        <style:background-image/>
      </style:table-row-properties>
    </style:style>
    <style:style style:name="ArrayFuntions.A1" style:family="table-cell">
      <style:table-cell-properties fo:background-color="#999999" fo:padding="0.0201in" fo:border-left="0.05pt solid #000000" fo:border-right="none" fo:border-top="0.05pt solid #000000" fo:border-bottom="0.05pt solid #000000">
        <style:background-image/>
      </style:table-cell-properties>
    </style:style>
    <style:style style:name="ArrayFuntions.C1" style:family="table-cell">
      <style:table-cell-properties fo:background-color="#999999" fo:padding="0.0201in" fo:border="0.05pt solid #000000">
        <style:background-image/>
      </style:table-cell-properties>
    </style:style>
    <style:style style:name="ArrayFuntions.A2" style:family="table-cell">
      <style:table-cell-properties fo:padding="0.0201in" fo:border-left="0.05pt solid #000000" fo:border-right="none" fo:border-top="none" fo:border-bottom="0.05pt solid #000000"/>
    </style:style>
    <style:style style:name="ArrayFuntions.B2" style:family="table-cell">
      <style:table-cell-properties fo:padding="0.0201in" fo:border-left="0.05pt solid #000000" fo:border-right="none" fo:border-top="none" fo:border-bottom="0.05pt solid #000000"/>
    </style:style>
    <style:style style:name="ArrayFuntions.C2" style:family="table-cell">
      <style:table-cell-properties fo:padding="0.0201in" fo:border-left="0.05pt solid #000000" fo:border-right="0.05pt solid #000000" fo:border-top="none" fo:border-bottom="0.05pt solid #000000"/>
    </style:style>
    <style:style style:name="ArrayFuntions.A3" style:family="table-cell">
      <style:table-cell-properties fo:padding="0.0201in" fo:border-left="0.05pt solid #000000" fo:border-right="none" fo:border-top="none" fo:border-bottom="0.05pt solid #000000"/>
    </style:style>
    <style:style style:name="ArrayFuntions.B3" style:family="table-cell">
      <style:table-cell-properties fo:padding="0.0201in" fo:border-left="0.05pt solid #000000" fo:border-right="none" fo:border-top="none" fo:border-bottom="0.05pt solid #000000"/>
    </style:style>
    <style:style style:name="ArrayFuntions.C3" style:family="table-cell">
      <style:table-cell-properties fo:padding="0.0201in" fo:border-left="0.05pt solid #000000" fo:border-right="0.05pt solid #000000" fo:border-top="none" fo:border-bottom="0.05pt solid #000000"/>
    </style:style>
    <style:style style:name="ArrayFuntions.A4" style:family="table-cell">
      <style:table-cell-properties fo:padding="0.0201in" fo:border-left="0.05pt solid #000000" fo:border-right="none" fo:border-top="none" fo:border-bottom="0.05pt solid #000000"/>
    </style:style>
    <style:style style:name="ArrayFuntions.B4" style:family="table-cell">
      <style:table-cell-properties fo:padding="0.0201in" fo:border-left="0.05pt solid #000000" fo:border-right="none" fo:border-top="none" fo:border-bottom="0.05pt solid #000000"/>
    </style:style>
    <style:style style:name="ArrayFuntions.C4" style:family="table-cell">
      <style:table-cell-properties fo:padding="0.0201in" fo:border-left="0.05pt solid #000000" fo:border-right="0.05pt solid #000000" fo:border-top="none" fo:border-bottom="0.05pt solid #000000"/>
    </style:style>
    <style:style style:name="ArrayFuntions.A5" style:family="table-cell">
      <style:table-cell-properties fo:padding="0.0201in" fo:border-left="0.05pt solid #000000" fo:border-right="none" fo:border-top="none" fo:border-bottom="0.05pt solid #000000"/>
    </style:style>
    <style:style style:name="ArrayFuntions.B5" style:family="table-cell">
      <style:table-cell-properties fo:padding="0.0201in" fo:border-left="0.05pt solid #000000" fo:border-right="none" fo:border-top="none" fo:border-bottom="0.05pt solid #000000"/>
    </style:style>
    <style:style style:name="ArrayFuntions.C5" style:family="table-cell">
      <style:table-cell-properties fo:padding="0.0201in" fo:border-left="0.05pt solid #000000" fo:border-right="0.05pt solid #000000" fo:border-top="none" fo:border-bottom="0.05pt solid #000000"/>
    </style:style>
    <style:style style:name="ArrayFuntions.A6" style:family="table-cell">
      <style:table-cell-properties fo:padding="0.0201in" fo:border-left="0.05pt solid #000000" fo:border-right="none" fo:border-top="none" fo:border-bottom="0.05pt solid #000000"/>
    </style:style>
    <style:style style:name="ArrayFuntions.B6" style:family="table-cell">
      <style:table-cell-properties fo:padding="0.0201in" fo:border-left="0.05pt solid #000000" fo:border-right="none" fo:border-top="none" fo:border-bottom="0.05pt solid #000000"/>
    </style:style>
    <style:style style:name="ArrayFuntions.C6" style:family="table-cell">
      <style:table-cell-properties fo:padding="0.0201in" fo:border-left="0.05pt solid #000000" fo:border-right="0.05pt solid #000000" fo:border-top="none" fo:border-bottom="0.05pt solid #000000"/>
    </style:style>
    <style:style style:name="ArrayFuntions.A7" style:family="table-cell">
      <style:table-cell-properties fo:padding="0.0201in" fo:border-left="0.05pt solid #000000" fo:border-right="none" fo:border-top="none" fo:border-bottom="0.05pt solid #000000"/>
    </style:style>
    <style:style style:name="ArrayFuntions.B7" style:family="table-cell">
      <style:table-cell-properties fo:padding="0.0201in" fo:border-left="0.05pt solid #000000" fo:border-right="none" fo:border-top="none" fo:border-bottom="0.05pt solid #000000"/>
    </style:style>
    <style:style style:name="ArrayFuntions.C7"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officeooo:paragraph-rsid="0038f8c7"/>
    </style:style>
    <style:style style:name="P2" style:family="paragraph" style:parent-style-name="Title" style:master-page-name="MP0">
      <style:paragraph-properties style:page-number="auto"/>
    </style:style>
    <style:style style:name="T1" style:family="text">
      <style:text-properties officeooo:rsid="0038f8c7"/>
    </style:style>
    <style:style style:name="T2" style:family="text">
      <style:text-properties officeooo:rsid="00397275"/>
    </style:style>
    <style:style style:name="T3" style:family="text">
      <style:text-properties officeooo:rsid="003a2fc3"/>
    </style:style>
    <style:style style:name="T4" style:family="text">
      <style:text-properties style:font-name="DejaVu Serif" fo:font-size="12pt" fo:font-style="italic" officeooo:rsid="003a2fc3" style:font-size-asian="12pt" style:font-style-asian="italic" style:font-name-complex="Tahoma1" style:font-size-complex="12pt" style:font-style-complex="italic"/>
    </style:style>
    <style:style style:name="T5" style:family="text">
      <style:text-properties style:font-name="DejaVu Serif" officeooo:rsid="003c0d77"/>
    </style:style>
    <style:style style:name="T6" style:family="text">
      <style:text-properties officeooo:rsid="003c0d77"/>
    </style:style>
    <style:style style:name="T7" style:family="text">
      <style:text-properties officeooo:rsid="003e0d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xt:span text:style-name="T1">5</text:span></text:p>
      <text:p text:style-name="Subtitle">Arrays</text:p>
      <text:p text:style-name="Text_20_body"/>
      <text:p text:style-name="Standard"/>
      <text:p text:style-name="Standard">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Standard"/>
      <text:p text:style-name="Standard">Arrays are contiguous memory segments of a single or composite data type. You can think of an array as a table, with rows and columns of data. An array can have one or more rows, and each row can have one or columns. The number of rows and columns define the dimensions of the array. FreeBasic uses the row-major scheme for arrays, which means that the first dimension references the row in an array that has more than one dimension. FreeBasic supports up to eight dimensions in an array.</text:p>
      <text:p text:style-name="Standard"/>
      <text:h text:style-name="Heading_20_1" text:outline-level="1">One-Dimensional Arrays</text:h>
      <text:p text:style-name="Standard"/>
      <text:p text:style-name="Standard">An array with a single row is called a one-dimensional array. If an array is a single-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text:p>
      <text:p text:style-name="Standard"/>
      <text:p text:style-name="Code">Dim myArray(10) as Integer</text:p>
      <text:p text:style-name="Standard"/>
      <text:p text:style-name="Standard">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text:p>
      <text:p text:style-name="Standard"/>
      <text:p text:style-name="Code">Dim myArray(1 to 10) as Integer</text:p>
      <text:p text:style-name="Standard"/>
      <text:p text:style-name="Standard">This example will define a single-dimension array with 10 columns, with indexes ranging from 1 to 10.</text:p>
      <text:p text:style-name="Standard"/>
      <text:h text:style-name="Heading_20_2" text:outline-level="2">One-Dimensional Array Indexes</text:h>
      <text:p text:style-name="Standard"/>
      <text:p text:style-name="Standard"><text:soft-page-break/>You access each element of an array using an index value. In the case of a single-dimension array, the index would refer to a column number in the default row. The format is to use the array variable, with the index surrounded by parenthesis.</text:p>
      <text:p text:style-name="Standard"/>
      <text:p text:style-name="P1">This would set the value of column 5 of myArray to 7.</text:p>
      <text:p text:style-name="P1"/>
      <text:p text:style-name="Code">myArray(5) = 7</text:p>
      <text:p text:style-name="Standard"/>
      <text:p text:style-name="P1">This will set the value of myInt to the current value of column 5 in myArray.</text:p>
      <text:p text:style-name="P1"/>
      <text:p text:style-name="Code">myInt = myArray(5)</text:p>
      <text:p text:style-name="Standard"/>
      <text:h text:style-name="Heading_20_1" text:outline-level="1">Two-Dimensional Arrays</text:h>
      <text:p text:style-name="Standard"/>
      <text:p text:style-name="Standard">A two-dimensional array is an array that has more than one row, along with the defined columns. A two-dimensional array is like a table, with a defined number of rows, where each row has a defined number of columns. The following code snippet defined an array using the default method.</text:p>
      <text:p text:style-name="Standard"/>
      <text:p text:style-name="Code">Dim myArray(2, 10) as Integer</text:p>
      <text:p text:style-name="Standard"/>
      <text:p text:style-name="Standard">The first dimension defines the number of rows in the array, while the second dimension defines the number of columns in each row. In this example, the array has 3 rows, numbered 0 to 2, and each row has 11 columns, numbered 0 to 10.</text:p>
      <text:p text:style-name="Standard"/>
      <text:p text:style-name="Standard">You can also define the lower and upper bounds of the array.</text:p>
      <text:p text:style-name="Standard"/>
      <text:p text:style-name="Code">Dim myArray(1 to 2, 1 to 10) as Integer</text:p>
      <text:p text:style-name="Standard"/>
      <text:p text:style-name="Standard">This definition would set the number of rows to 2, numbered 1 to 2 and the number of columns to 10, numbered 1 to 10.</text:p>
      <text:h text:style-name="Heading_20_2" text:outline-level="2">Two-Dimensional Array Indexes</text:h>
      <text:p text:style-name="Standard"/>
      <text:p text:style-name="Standard">To access the array elements you would use two indexes. The first index selects the row, and the second index selects a column within that row.</text:p>
      <text:p text:style-name="Standard"/>
      <text:p text:style-name="P1">This code would set column 5 in row 1 to 7.</text:p>
      <text:p text:style-name="P1"/>
      <text:p text:style-name="Code">myArray(1, 5) = 7</text:p>
      <text:p text:style-name="Standard"/>
      <text:p text:style-name="Standard"/>
      <text:p text:style-name="P1">This code would set myInt to the current value contained within column 5 of row 1of myArray.</text:p>
      <text:p text:style-name="P1"><text:soft-page-break/></text:p>
      <text:p text:style-name="Code">myInt = myArray(1, 5)</text:p>
      <text:p text:style-name="Standard"/>
      <text:p text:style-name="Standard">The following program illustrates creating and accessing a two dimensional array.</text:p>
      <text:p text:style-name="Standard"/>
      <text:p text:style-name="Code">'Create a two dimensional array and to integer variables</text:p>
      <text:p text:style-name="Code">Dim As Integer myArray(1 To 2, 1 To 10), i, j</text:p>
      <text:p text:style-name="Code"/>
      <text:p text:style-name="Code">'Load some data into the array</text:p>
      <text:p text:style-name="Code">Randomize (Timer)</text:p>
      <text:p text:style-name="Code"/>
      <text:p text:style-name="Code">For i = 1 To 2 <text:s/><text:tab/><text:tab/>'loop for first index’</text:p>
      <text:p text:style-name="Code"><text:tab/>For j = 1 To 9 <text:tab/><text:tab/>'loop for second index.</text:p>
      <text:p text:style-name="Code"><text:tab/><text:tab/>myArray(i, j) = Rnd * 10</text:p>
      <text:p text:style-name="Code"><text:tab/>Next</text:p>
      <text:p text:style-name="Code">Next</text:p>
      <text:p text:style-name="Code"/>
      <text:p text:style-name="Code">'Print data in array</text:p>
      <text:p text:style-name="Code">For i = 1 To 2 <text:tab/><text:tab/>'loop for first index.</text:p>
      <text:p text:style-name="Code"><text:tab/>For j = 1 To 9 <text:tab/><text:tab/>'loop for second index.</text:p>
      <text:p text:style-name="Code"><text:tab/><text:tab/>Print "row:";i;" col:";j;" value:";_</text:p>
      <text:p text:style-name="Code"><text:tab/><text:tab/>myArray(i, j)</text:p>
      <text:p text:style-name="Code"><text:tab/>Next</text:p>
      <text:p text:style-name="Code">Next</text:p>
      <text:p text:style-name="Code"/>
      <text:p text:style-name="Code">Sleep</text:p>
      <text:p text:style-name="Code">End</text:p>
      <text:p text:style-name="Text">Listing 5.1: arrayindex.bas</text:p>
      <text:p text:style-name="Standard"/>
      <text:p text:style-name="Standard"><text:tab/>Analysis: A <text:s/>two-dimensional array is created with two rows, with each row having ten columns. The working variables i and j are also declared on the same line. A nested For-Next loop is used to load some random data into the array. <text:s/>This method is the common way to access multi-dimensional arrays. The variable i will select the row indexes while the j variable will access the column indexes. Another nested For-Next loop is used to print the values stored in the array. The format is identical to the load code. The program is closed in the usual way.</text:p>
      <text:p text:style-name="Standard"/>
      <text:p text:style-name="Standard">When you run the program you should see the following output.</text:p>
      <text:p text:style-name="Standard"/>
      <text:p text:style-name="codeoutput">row: 1 col: 1 value: 0</text:p>
      <text:p text:style-name="codeoutput">row: 1 col: 2 value: 6</text:p>
      <text:p text:style-name="codeoutput">row: 1 col: 3 value: 2</text:p>
      <text:p text:style-name="codeoutput">row: 1 col: 4 value: 8</text:p>
      <text:p text:style-name="codeoutput">row: 1 col: 5 value: 6</text:p>
      <text:p text:style-name="codeoutput">row: 1 col: 6 value: 5</text:p>
      <text:p text:style-name="codeoutput"><text:soft-page-break/>row: 1 col: 7 value: 4</text:p>
      <text:p text:style-name="codeoutput">row: 1 col: 8 value: 9</text:p>
      <text:p text:style-name="codeoutput">row: 1 col: 9 value: 8</text:p>
      <text:p text:style-name="codeoutput">row: 2 col: 1 value: 7</text:p>
      <text:p text:style-name="codeoutput">row: 2 col: 2 value: 2</text:p>
      <text:p text:style-name="codeoutput">row: 2 col: 3 value: 9</text:p>
      <text:p text:style-name="codeoutput">row: 2 col: 4 value: 7</text:p>
      <text:p text:style-name="codeoutput">row: 2 col: 5 value: 5</text:p>
      <text:p text:style-name="codeoutput">row: 2 col: 6 value: 3</text:p>
      <text:p text:style-name="codeoutput">row: 2 col: 7 value: 0</text:p>
      <text:p text:style-name="codeoutput">row: 2 col: 8 value: 1</text:p>
      <text:p text:style-name="codeoutput">row: 2 col: 9 value: 4</text:p>
      <text:p text:style-name="Standard"/>
      <text:p text:style-name="Text">Output 5.1: Output of arrayindex.bas</text:p>
      <text:p text:style-name="Standard"/>
      <text:h text:style-name="Heading_20_1" text:outline-level="1">Multi-Dimensional Arrays</text:h>
      <text:p text:style-name="Standard">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 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text:p>
      <text:p text:style-name="Standard"/>
      <text:p text:style-name="Standard">You will probably never need to use arrays of more than three dimensions, unless you are doing some advanced mathematical calculations. However, if you need to use higher-dimensional arrays, the same principles apply.</text:p>
      <text:p text:style-name="Standard"/>
      <text:p text:style-name="Standard"/>
      <text:h text:style-name="Heading_20_1" text:outline-level="1">Dynamic Arrays</text:h>
      <text:p text:style-name="Standard"/>
      <text:p text:style-name="Standard">The arrays described above are static arrays; the array size cannot change during program execution. You can also create dynamic arrays that can change size during execution. Dynamic arrays are useful for creating data structures such as stacks or queues.</text:p>
      <text:p text:style-name="Standard"/>
      <text:p text:style-name="Standard">Static arrays, the arrays described above, are kept on the heap, but dynamic arrays are allocated from the computer's pool of memory.. You can dimension a dynamic array in two ways. The first is to declare the array size in the Dim statement and then resize it using Redim or Redim Preserve. The second is to not specify the array size, use empty parenthesis, and then use Redim or Redim Preserve to <text:soft-page-break/>size the array. Redim will size the array and clear the array contents. Redim Preserve will size the array. and keep any existing data in the array.</text:p>
      <text:p text:style-name="Standard"/>
      <text:p text:style-name="Standard">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text:p>
      <text:p text:style-name="Standard"/>
      <text:p text:style-name="Standard">The following program creates a simple integer stack and then manipulates the stack.</text:p>
      <text:p text:style-name="Standard"/>
      <text:p text:style-name="Code">'Create an integer stack. The 0 index will be our empty marker.</text:p>
      <text:p text:style-name="Code">Dim As Integer stack()</text:p>
      <text:p text:style-name="Code">dim I as integer<text:tab/><text:tab/>'loop counter</text:p>
      <text:p text:style-name="Code">dim ivalue as integer<text:tab/>'Value to push on stack.</text:p>
      <text:p text:style-name="Code">dim stacktop as integer<text:tab/>'Top of stack.</text:p>
      <text:p text:style-name="Code"/>
      <text:p text:style-name="Code">'This will push a value on the stack, update the top of ‘stack</text:p>
      <text:p text:style-name="Code">'Push five values on to stack</text:p>
      <text:p text:style-name="Code">Print "Pushing values on stack..."</text:p>
      <text:p text:style-name="Code">For i = 1 To 5</text:p>
      <text:p text:style-name="Code"><text:tab/>ivalue = i * 2</text:p>
      <text:p text:style-name="Code"><text:tab/>stacktop = i</text:p>
      <text:p text:style-name="Code"><text:tab/>ReDim Preserve stack(stacktop)</text:p>
      <text:p text:style-name="Code"><text:tab/>stack(stacktop) = ivalue</text:p>
      <text:p text:style-name="Code"><text:tab/>Print "Stack top:";Ubound(stack), "Value:"; stack(stacktop)</text:p>
      <text:p text:style-name="Code">Next '</text:p>
      <text:p text:style-name="Code"/>
      <text:p text:style-name="Code">Print</text:p>
      <text:p text:style-name="Code">'This will pop a value off the stack, update top of ‘stack</text:p>
      <text:p text:style-name="Code">'Pop five values off the stack</text:p>
      <text:p text:style-name="Code">Print "Popping values from stack..."</text:p>
      <text:p text:style-name="Code"/>
      <text:p text:style-name="Code">Do While stacktop &gt; 0</text:p>
      <text:p text:style-name="Code"><text:tab/>Print "Stack top:";Ubound(stack),"Value:";stack(stacktop)</text:p>
      <text:p text:style-name="Code"><text:tab/>If stacktop = 0 Then</text:p>
      <text:p text:style-name="Code"><text:tab/><text:tab/>Print "array value = "; stack(stacktop)</text:p>
      <text:p text:style-name="Code"><text:tab/>Else</text:p>
      <text:p text:style-name="Code"><text:tab/><text:tab/>stacktop -= 1</text:p>
      <text:p text:style-name="Code"><text:tab/><text:tab/>ReDim Preserve stack(stacktop)</text:p>
      <text:p text:style-name="Code"><text:tab/>End If</text:p>
      <text:p text:style-name="Code">Loop</text:p>
      <text:p text:style-name="Code">Print</text:p>
      <text:p text:style-name="Code"/>
      <text:p text:style-name="Code">'Check stack size</text:p>
      <text:p text:style-name="Code">Print "Stack size after pops:";Ubound(stack)</text:p>
      <text:p text:style-name="Code"/>
      <text:p text:style-name="Code">Sleep</text:p>
      <text:p text:style-name="Code"><text:soft-page-break/>End</text:p>
      <text:p text:style-name="Code"/>
      <text:p text:style-name="Standard"/>
      <text:p text:style-name="Text">Listing <text:span text:style-name="T2">5</text:span>.2: stack.bas</text:p>
      <text:p text:style-name="Standard"/>
      <text:p text:style-name="Standard"><text:tab/>Analysis: <text:s/>The program starts by dimensioning the working variables. The 0 index in the stack array will be used to indicate that the stack is empty. Even though this wastes one integer, it makes the code easier to implement. Next a for-next loop is used to push 5 values onto a stack. <text:s/>The top-of-stack variable, and the value to push on to the stack are initialized . You could determine the top of the stack using the Ubound function, however in a real stack implementation, you will probably need to pass the top-of-stack to other functions, and keeping the value in a variable will reduce the number of calculations the program must do. <text:s/>Each time a new value is pushed the array has a Redim Preserve performed. <text:s/>At the end of the loop we have an array of 5 values. <text:s/></text:p>
      <text:p text:style-name="Standard"/>
      <text:p text:style-name="Standard">Next the values are popped from the stack and the array shrunk by 1 using the Redim Preserve again. <text:s text:c="2"/>A check to make sure that the stack has some data. If the index is 0, the stack is empty. Once the array has 0 values the program exits.</text:p>
      <text:p text:style-name="Standard"/>
      <text:p text:style-name="Standard">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he program is closed in the usual way.</text:p>
      <text:p text:style-name="Standard"/>
      <text:p text:style-name="Standard">When you run the program you will see the following output.</text:p>
      <text:p text:style-name="Standard"/>
      <text:p text:style-name="Standard"/>
      <text:p text:style-name="codeoutput">Pushing values on stack...</text:p>
      <text:p text:style-name="codeoutput">Stack top: 1 <text:s/>Value: 2</text:p>
      <text:p text:style-name="codeoutput">Stack top: 2 <text:s/>Value: 4</text:p>
      <text:p text:style-name="codeoutput">Stack top: 3 <text:s/>Value: 6</text:p>
      <text:p text:style-name="codeoutput">Stack top: 4 <text:s/>Value: 8</text:p>
      <text:p text:style-name="codeoutput">Stack top: 5 <text:s/>Value: 10</text:p>
      <text:p text:style-name="codeoutput"/>
      <text:p text:style-name="codeoutput">Popping values from stack...</text:p>
      <text:p text:style-name="codeoutput">Stack top: 5 <text:s/>Value: 10</text:p>
      <text:p text:style-name="codeoutput">Stack top: 4 <text:s/>Value: 8</text:p>
      <text:p text:style-name="codeoutput">Stack top: 3 <text:s/>Value: 6</text:p>
      <text:p text:style-name="codeoutput">Stack top: 2 <text:s/>Value: 4</text:p>
      <text:p text:style-name="codeoutput">Stack top: 1 <text:s/>Value: 2</text:p>
      <text:p text:style-name="codeoutput"/>
      <text:p text:style-name="codeoutput"><text:soft-page-break/>Stack size after pops: 0</text:p>
      <text:p text:style-name="Standard"/>
      <text:p text:style-name="Text">Output <text:span text:style-name="T2">5</text:span>.2: stack.bas</text:p>
      <text:p text:style-name="Standard"/>
      <text:p text:style-name="Standard">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Standard"/>
      <text:p text:style-name="Standard">You can only Redim or Redim Preserve the first index, that is the row, in a multidimensional array.</text:p>
      <text:h text:style-name="Heading_20_1" text:outline-level="1">Array Functions</text:h>
      <text:p text:style-name="Standard"/>
      <text:p text:style-name="Standard">There are a number of functions that you can use to manage arrays. The following table lists the array functions available in FreeBasic.</text:p>
      <text:p text:style-name="Standard"/>
      <table:table table:name="ArrayFuntions" table:style-name="ArrayFuntions">
        <table:table-column table:style-name="ArrayFuntions.A"/>
        <table:table-column table:style-name="ArrayFuntions.B"/>
        <table:table-column table:style-name="ArrayFuntions.C"/>
        <table:table-header-rows>
          <table:table-row table:style-name="ArrayFuntions.1">
            <table:table-cell table:style-name="ArrayFuntions.A1" office:value-type="string">
              <text:p text:style-name="Table_20_Heading">Function </text:p>
            </table:table-cell>
            <table:table-cell table:style-name="ArrayFuntions.A1" office:value-type="string">
              <text:p text:style-name="Table_20_Heading">Syntax </text:p>
            </table:table-cell>
            <table:table-cell table:style-name="ArrayFuntions.C1" office:value-type="string">
              <text:p text:style-name="Table_20_Heading">Comment</text:p>
            </table:table-cell>
          </table:table-row>
        </table:table-header-rows>
        <table:table-row table:style-name="ArrayFuntions.1">
          <table:table-cell table:style-name="ArrayFuntions.A6" office:value-type="string">
            <text:p text:style-name="Table_20_Contents">Clear </text:p>
          </table:table-cell>
          <table:table-cell table:style-name="ArrayFuntions.B2" office:value-type="string">
            <text:p text:style-name="Table_20_Contents">Clear array, value, num_bytes </text:p>
          </table:table-cell>
          <table:table-cell table:style-name="ArrayFuntions.C2" office:value-type="string">
            <text:p text:style-name="Table_20_Contents">Sets num_bytes in array to byte value.</text:p>
          </table:table-cell>
        </table:table-row>
        <table:table-row table:style-name="ArrayFuntions.1">
          <table:table-cell table:style-name="ArrayFuntions.A6" office:value-type="string">
            <text:p text:style-name="Table_20_Contents">Erase</text:p>
          </table:table-cell>
          <table:table-cell table:style-name="ArrayFuntions.B3" office:value-type="string">
            <text:p text:style-name="Table_20_Contents">Erase array</text:p>
          </table:table-cell>
          <table:table-cell table:style-name="ArrayFuntions.C3" office:value-type="string">
            <text:p text:style-name="Table_20_Contents"><text:s/>Erases dynamic arrays from memory, or clears static arrays.</text:p>
          </table:table-cell>
        </table:table-row>
        <table:table-row table:style-name="ArrayFuntions.1">
          <table:table-cell table:style-name="ArrayFuntions.A6" office:value-type="string">
            <text:p text:style-name="Table_20_Contents">Lbound </text:p>
          </table:table-cell>
          <table:table-cell table:style-name="ArrayFuntions.B4" office:value-type="string">
            <text:p text:style-name="Table_20_Contents">B = Lbound(array) </text:p>
            <text:p text:style-name="Table_20_Contents">B = Lbound(array, dimension)</text:p>
          </table:table-cell>
          <table:table-cell table:style-name="ArrayFuntions.C4" office:value-type="string">
            <text:p text:style-name="Table_20_Contents">Returns the lowest index of a single or multidimensional array. The dimension parameter is the dimension to check in a multidimensional array where the first dimension is 1, the second dimension is 2, and so on.</text:p>
          </table:table-cell>
        </table:table-row>
        <table:table-row table:style-name="ArrayFuntions.1">
          <table:table-cell table:style-name="ArrayFuntions.A6" office:value-type="string">
            <text:p text:style-name="Table_20_Contents">Preserve</text:p>
          </table:table-cell>
          <table:table-cell table:style-name="ArrayFuntions.B5" office:value-type="string">
            <text:p text:style-name="Table_20_Contents">Redim Preserve</text:p>
          </table:table-cell>
          <table:table-cell table:style-name="ArrayFuntions.C5" office:value-type="string">
            <text:p text:style-name="Table_20_Contents"><text:s/>Preserves data in an array when resized using the Redim statement.</text:p>
          </table:table-cell>
        </table:table-row>
        <table:table-row table:style-name="ArrayFuntions.1">
          <table:table-cell table:style-name="ArrayFuntions.A6" office:value-type="string">
            <text:p text:style-name="Table_20_Contents">Redim </text:p>
          </table:table-cell>
          <table:table-cell table:style-name="ArrayFuntions.B6" office:value-type="string">
            <text:p text:style-name="Table_20_Contents">Redim array(dimensions) as DataType</text:p>
          </table:table-cell>
          <table:table-cell table:style-name="ArrayFuntions.C6" office:value-type="string">
            <text:p text:style-name="Table_20_Contents">Resizes an array to size dimensions.</text:p>
          </table:table-cell>
        </table:table-row>
        <table:table-row table:style-name="ArrayFuntions.1">
          <table:table-cell table:style-name="ArrayFuntions.A7" office:value-type="string">
            <text:p text:style-name="Table_20_Contents">Ubound </text:p>
          </table:table-cell>
          <table:table-cell table:style-name="ArrayFuntions.B7" office:value-type="string">
            <text:p text:style-name="Table_20_Contents">B = Lbound(array) </text:p>
            <text:p text:style-name="Table_20_Contents">B = Lbound (array, dimension)</text:p>
          </table:table-cell>
          <table:table-cell table:style-name="ArrayFuntions.C7" office:value-type="string">
            <text:p text:style-name="Table_20_Contents">Returns the highest index of a single or multidimensional array. The dimension parameter is the dimension to check in a multidimensional array where the first dimension is 1, the second dimension is 2, and so on.</text:p>
          </table:table-cell>
        </table:table-row>
      </table:table>
      <text:p text:style-name="Standard"/>
      <text:p text:style-name="Text">Table <text:span text:style-name="T3">5</text:span>.1: Array Functions</text:p>
      <text:p text:style-name="Standard"/>
      <text:p text:style-name="Standard">Out of all the functions, you will probably use the Lbound and Ubound functions the most, especially when working with dynamic arrays. The following program uses both functions to get t<text:span text:style-name="T3">o </text:span>Create a dynamic array</text:p>
      <text:p text:style-name="Standard"/>
      <text:p text:style-name="Code"><text:soft-page-break/>'Create a dynamic array</text:p>
      <text:p text:style-name="Code">Dim As Integer myArray(), i, nb, row, Column</text:p>
      <text:p text:style-name="Code"/>
      <text:p text:style-name="Code">'Resize array with two dimensions</text:p>
      <text:p text:style-name="Code">Redim myArray(1 To 1, 1 To 5)</text:p>
      <text:p text:style-name="Code"/>
      <text:p text:style-name="Code">'Print upper and lower bounds for each row and column</text:p>
      <text:p text:style-name="Code">Print "First Redim"</text:p>
      <text:p text:style-name="Code">Print ""</text:p>
      <text:p text:style-name="Code">Print "Min Row Index:";Lbound(myArray, 1);</text:p>
      <text:p text:style-name="Code">Print " Max Row Index:";Ubound(myArray, 1)</text:p>
      <text:p text:style-name="Code">Print "Min Column index:";Lbound(myArray, 2);</text:p>
      <text:p text:style-name="Code">Print " Max Column index:";Ubound(myArray, 2)</text:p>
      <text:p text:style-name="Code">Print</text:p>
      <text:p text:style-name="Code">Print "Additional Redims"</text:p>
      <text:p text:style-name="Code">Print ""</text:p>
      <text:p text:style-name="Code">'Redim array five times</text:p>
      <text:p text:style-name="Code">For i = 1 To 5</text:p>
      <text:p text:style-name="Code"><text:tab/>nb = Ubound(myArray, 1) + 1</text:p>
      <text:p text:style-name="Code"><text:tab/>Redim myArray(1 To nb, 1 To 5)</text:p>
      <text:p text:style-name="Code"><text:tab/>'Print new array size</text:p>
      <text:p text:style-name="Code"><text:tab/>Print "Min Row Index:";Lbound(myArray, 1);</text:p>
      <text:p text:style-name="Code"><text:tab/>Print " Max Row Index:";Ubound(myArray, 1)</text:p>
      <text:p text:style-name="Code"><text:tab/>Print "Min Column index:";Lbound(myArray, 2);</text:p>
      <text:p text:style-name="Code"><text:tab/>Print " Max Column index:";Ubound(myArray, 2)</text:p>
      <text:p text:style-name="Code"><text:tab/>Print</text:p>
      <text:p text:style-name="Code">Next</text:p>
      <text:p text:style-name="Code"/>
      <text:p text:style-name="Code">Sleep</text:p>
      <text:p text:style-name="Code">End</text:p>
      <text:p text:style-name="Code"/>
      <text:p text:style-name="Text">Listing <text:span text:style-name="T3">5</text:span>.3: ulbound.bas</text:p>
      <text:p text:style-name="Standard"/>
      <text:p text:style-name="Standard"><text:tab/>Analysis: <text:s/>A dynamic array is created with no dimensions specified. Other Variables are defined <text:s/>The first Redim creates a two-dimensional array. The upper and lower bounds are printed using Lbound and Ubound respectively. Notice that the dimension parameter is used to specify which dimension to get the lower and upper bounds. 1 is used to get the bounds for the first dimension, and 2 is used to get the second dimension.</text:p>
      <text:p text:style-name="Standard"/>
      <text:p text:style-name="Standard">A For-Next loop is used to resize the first dimension of the array and print the new lower and upper indexes. The current upper bound of the first dimension, has 1 is added to it. <text:s/>Then the value <text:s/>is used with Redim in to resize the first dimension of the array. The new bounds are then printed <text:s/>to the screen. The program is closed in the usual way.</text:p>
      <text:p text:style-name="Standard"/>
      <text:p text:style-name="Standard">When you run the program you should see the following output.</text:p>
      <text:p text:style-name="Standard"><text:soft-page-break/></text:p>
      <text:p text:style-name="codeoutput">First Redim</text:p>
      <text:p text:style-name="codeoutput"/>
      <text:p text:style-name="codeoutput">Min Row Index: 1 Max Row Index: 1</text:p>
      <text:p text:style-name="codeoutput">Min Column index: 1 Max Column index: 5</text:p>
      <text:p text:style-name="codeoutput"/>
      <text:p text:style-name="codeoutput">Additional Redims</text:p>
      <text:p text:style-name="codeoutput"/>
      <text:p text:style-name="codeoutput">Min Row Index: 1 Max Row Index: 2</text:p>
      <text:p text:style-name="codeoutput">Min Column index: 1 Max Column index: 5</text:p>
      <text:p text:style-name="codeoutput"/>
      <text:p text:style-name="codeoutput">Min Row Index: 1 Max Row Index: 3</text:p>
      <text:p text:style-name="codeoutput">Min Column index: 1 Max Column index: 5</text:p>
      <text:p text:style-name="codeoutput"/>
      <text:p text:style-name="codeoutput">Min Row Index: 1 Max Row Index: 4</text:p>
      <text:p text:style-name="codeoutput">Min Column index: 1 Max Column index: 5</text:p>
      <text:p text:style-name="codeoutput"/>
      <text:p text:style-name="codeoutput">Min Row Index: 1 Max Row Index: 5</text:p>
      <text:p text:style-name="codeoutput">Min Column index: 1 Max Column index: 5</text:p>
      <text:p text:style-name="codeoutput"/>
      <text:p text:style-name="codeoutput">Min Row Index: 1 Max Row Index: 6</text:p>
      <text:p text:style-name="codeoutput">Min Column index: 1 Max Column index: 5</text:p>
      <text:p text:style-name="Standard"/>
      <text:p text:style-name="Text"><text:span text:style-name="T4">Output</text:span> <text:span text:style-name="T3">5</text:span>.4: ulbound.bas</text:p>
      <text:p text:style-name="Standard"/>
      <text:p text:style-name="Standard">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text:p>
      <text:p text:style-name="Standard">array.</text:p>
      <text:p text:style-name="Standard"/>
      <text:h text:style-name="Heading_20_1" text:outline-level="1">Array Initialization</text:h>
      <text:p text:style-name="Standard"/>
      <text:p text:style-name="Standard">You can initialize an array with values when using the Dim statement in a manner similar to initializing any of the other intrinsic data types, and type definitions. The following code snippet illustrates the syntax using a one dimensional array.</text:p>
      <text:p text:style-name="Standard"/>
      <text:p text:style-name="Code">Dim aArray(1 to 5) As Integer =&gt; {1, 2, 3, 4, 5}</text:p>
      <text:p text:style-name="Standard"/>
      <text:p text:style-name="Standard">This code snippet dimensions a ubyte array with 5 elements, then sets the elements to the list contained within the curly brackets. The arrow operator, =&gt; tells the compiler that the list following the Dim statement should be used to initialize the array.</text:p>
      <text:p text:style-name="Standard"><text:soft-page-break/>You can also dimension multidimensional arrays in the same manner, by specifying blocks of data enclosed within curly braces as the following code snippet illustrates.</text:p>
      <text:p text:style-name="Standard"/>
      <text:p text:style-name="Code">Dim bArray(1 to 2, 1 to 5) As Integer =&gt; {{1, 2, 3, 4, 5}, _</text:p>
      <text:p text:style-name="Code"><text:tab/><text:tab/><text:tab/><text:tab/><text:tab/><text:tab/><text:tab/><text:tab/> <text:s/><text:span text:style-name="T3">{</text:span>6, 7, 8, 9, 10}}</text:p>
      <text:p text:style-name="Standard"/>
      <text:p text:style-name="Standard">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text:p>
      <text:p text:style-name="Standard"/>
      <text:p text:style-name="Standard">The following programs initializes two arrays and print the values to the console.</text:p>
      <text:p text:style-name="Standard"/>
      <text:p text:style-name="Standard"/>
      <text:p text:style-name="Code">Dim aArray(1 To 5) As Integer =&gt; {1, 2, 3, 4, 5}</text:p>
      <text:p text:style-name="Code">Dim bArray(1 To 2, 1 To 5) As Integer =&gt; {{1, 2, 3, 4, 5}, _</text:p>
      <text:p text:style-name="Code">{6, 7, 8, 9, 10}}</text:p>
      <text:p text:style-name="Code">Dim As Integer i, j</text:p>
      <text:p text:style-name="Code"/>
      <text:p text:style-name="Code"/>
      <text:p text:style-name="Code">'Print aArray values.</text:p>
      <text:p text:style-name="Code">For i = 1 To 5</text:p>
      <text:p text:style-name="Code"/>
      <text:p text:style-name="Code"/>
      <text:p text:style-name="Code"><text:s/>Print "aArray(";i;" ):";aArray(i)</text:p>
      <text:p text:style-name="Code">Next</text:p>
      <text:p text:style-name="Code">Print</text:p>
      <text:p text:style-name="Code"/>
      <text:p text:style-name="Code"/>
      <text:p text:style-name="Code">'Print bArray values.</text:p>
      <text:p text:style-name="Code">For i = 1 To 2</text:p>
      <text:p text:style-name="Code">For j = 1 To 5</text:p>
      <text:p text:style-name="Code">Print "bArray(";i;",";j;" ):";bArray(i, j)</text:p>
      <text:p text:style-name="Code">Next</text:p>
      <text:p text:style-name="Code">Next</text:p>
      <text:p text:style-name="Code"/>
      <text:p text:style-name="Code"/>
      <text:p text:style-name="Code">Sleep</text:p>
      <text:p text:style-name="Code">End</text:p>
      <text:p text:style-name="Standard"/>
      <text:p text:style-name="Text">Listing <text:span text:style-name="T3">5</text:span>.<text:span text:style-name="T6">5</text:span>: arrayinit.bas</text:p>
      <text:p text:style-name="Standard"/>
      <text:p text:style-name="Standard"><text:tab/>Analysis: <text:s/>Line 3 creates a single-dimension array and initializes the values of the array. Line 4 creates a two-dimensional array and initializes the both rows of the array.</text:p>
      <text:p text:style-name="Standard"><text:soft-page-break/>Line 9 through 11 print the contents of the first array to the screen and lines 15 through19 print the contents of the second to the screen. The program is then closed in the usual way.</text:p>
      <text:p text:style-name="Standard"/>
      <text:p text:style-name="Standard">When the program <text:span text:style-name="T7">is ran,</text:span> you should see the following output.</text:p>
      <text:p text:style-name="Standard"/>
      <text:p text:style-name="codeoutput">aArray( 1 ): 1</text:p>
      <text:p text:style-name="codeoutput">aArray( 2 ): 2</text:p>
      <text:p text:style-name="codeoutput">aArray( 3 ): 3</text:p>
      <text:p text:style-name="codeoutput">aArray( 4 ): 4</text:p>
      <text:p text:style-name="codeoutput">aArray( 5 ): 5</text:p>
      <text:p text:style-name="codeoutput"/>
      <text:p text:style-name="codeoutput">bArray( 1, 1 ): 1</text:p>
      <text:p text:style-name="codeoutput">bArray( 1, 2 ): 2</text:p>
      <text:p text:style-name="codeoutput">bArray( 1, 3 ): 3</text:p>
      <text:p text:style-name="codeoutput">bArray( 1, 4 ): 4</text:p>
      <text:p text:style-name="codeoutput">bArray( 1, 5 ): 5</text:p>
      <text:p text:style-name="codeoutput">bArray( 2, 1 ): 6</text:p>
      <text:p text:style-name="codeoutput">bArray( 2, 2 ): 7</text:p>
      <text:p text:style-name="codeoutput">bArray( 2, 3 ): 8</text:p>
      <text:p text:style-name="codeoutput">bArray( 2, 4 ): 9</text:p>
      <text:p text:style-name="codeoutput">bArray( 2, 5 ): 10</text:p>
      <text:p text:style-name="Standard"/>
      <text:p text:style-name="Text"><text:span text:style-name="T5">Output</text:span> <text:span text:style-name="T5">5.5</text:span>: arrayinit.bas</text:p>
      <text:p text:style-name="Standard"/>
      <text:p text:style-name="Standard">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text:p>
      <text:p text:style-name="Standard"/>
      <text:p text:style-name="Standard">Using the -exx Compiler Switch</text:p>
      <text:p text:style-name="Standard"/>
      <text:p text:style-name="Standard">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text:p>
      <text:p text:style-name="Standard"/>
      <text:p text:style-name="Standard">Using -exx does add quite of bit of additional code to your program, so once your program. is functioning correctly, you will want to compile the program without the -exx switch.</text:p>
      <text:p text:style-name="Standard"/>
      <text:p text:style-name="Standard"><text:s/></text:p>
      <text:p text:style-name="Standard"/>
      <text:p text:style-name="Standard"/>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2pt" style:font-name-complex="Courier New1"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master-page-name="">
      <style:paragraph-properties fo:margin-left="0in" fo:margin-right="0in" fo:margin-top="0in" fo:margin-bottom="0in" loext: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 fo:font-family="'Courier New'" style:font-style-name="Regular" style:font-family-generic="modern" style:font-pitch="fixed"/>
    </style:style>
    <style:style style:name="codeoutput" style:family="paragraph" style:parent-style-name="Standard" style:auto-update="true" style:master-page-name="">
      <loext:graphic-properties draw:fill="solid" draw:fill-color="#000000"/>
      <style:paragraph-properties style:page-number="auto" fo:background-color="#000000"/>
      <style:text-properties fo:color="#ffffff" style:font-name="Courier New" fo:font-family="'Courier New'" style:font-style-name="Regular" style:font-family-generic="modern" style:font-pitch="fixe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text:bullet-char="–">
        <style:list-level-properties text:list-level-position-and-space-mode="label-alignment">
          <style:list-level-label-alignment text:label-followed-by="listtab" fo:text-indent="-0.1181in" fo:margin-left="0.1181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181in" fo:margin-left="0.2362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181in" fo:margin-left="0.3543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181in" fo:margin-left="0.472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181in" fo:margin-left="0.5902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181in" fo:margin-left="0.708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181in" fo:margin-left="0.827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181in" fo:margin-left="0.9453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181in" fo:margin-left="1.0634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31" style:display-name="List 31">
      <text:list-level-style-bullet text:level="1"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55in" fo:margin-left="0.311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55in" fo:margin-left="0.1555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41" style:display-name="List 4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51" style:display-name="List 5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style:num-format="1">
        <style:list-level-properties text:list-level-position-and-space-mode="label-alignment">
          <style:list-level-label-alignment text:label-followed-by="listtab" fo:text-indent="-0.05in" fo:margin-left="0.05in"/>
        </style:list-level-properties>
      </text:list-level-style-number>
      <text:list-level-style-number text:level="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style:num-format="1">
        <style:list-level-properties text:list-level-position-and-space-mode="label-alignment">
          <style:list-level-label-alignment text:label-followed-by="listtab" fo:text-indent="-1.1811in" fo:margin-left="1.1811in"/>
        </style:list-level-properties>
      </text:list-level-style-number>
      <text:list-level-style-number text:level="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0</text:page-number></text:p>
      </style:footer>
    </style:master-page>
    <style:master-page style:name="MP0" style:page-layout-name="Mpm2">
      <style:header>
        <text:p text:style-name="Header"/>
      </style:header>
      <style:footer>
        <text:p text:style-name="List"><text:page-number text:select-page="current">12</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Chapter 12 Arrays </dc:title>
    <meta:creation-date>2019-10-28T13:15:00Z</meta:creation-date>
    <dc:date>2020-08-24T18:15:18.701385506</dc:date>
    <meta:editing-cycles>27</meta:editing-cycles>
    <meta:editing-duration>PT1H20M47S</meta:editing-duration>
    <dc:creator>Patrick Wilder</dc:creator>
    <meta:document-statistic meta:table-count="1" meta:image-count="0" meta:object-count="0" meta:page-count="12" meta:paragraph-count="260" meta:word-count="3275" meta:character-count="17957" meta:non-whitespace-character-count="14844"/>
    <meta:template xlink:type="simple" xlink:actuate="onRequest" xlink:title="Conventions Used in the Book " xlink:href="../../templates/sect%20II-Conventions.ott" meta:date="2020-08-24T17:38:19.409828287"/>
  </office:meta>
</office:document-meta>
</file>